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2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6.501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Blue_5f_Curve1-title">
      <style:graphic-properties fo:min-height="1.328cm"/>
      <style:paragraph-properties style:writing-mode="lr-tb"/>
    </style:style>
    <style:style style:name="pr6" style:family="presentation" style:parent-style-name="Blue_5f_Curve1-outline1">
      <style:graphic-properties fo:min-height="10.001cm"/>
      <style:paragraph-properties style:writing-mode="lr-tb"/>
    </style:style>
    <style:style style:name="pr7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="none" draw:fill-color="#ffffff"/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style:writing-mode="lr-tb"/>
      <style:text-properties fo:color="#000000" loext:opacity="100%"/>
    </style:style>
    <style:style style:name="P5" style:family="paragraph">
      <style:text-properties fo:color="#000000" loext:opacity="100%" fo:font-weight="normal"/>
    </style:style>
    <style:style style:name="P6" style:family="paragraph">
      <loext:graphic-properties draw:fill-color="#ffffff"/>
    </style:style>
    <style:style style:name="P7" style:family="paragraph">
      <style:text-properties fo:color="#000000" loext:opacity="100%"/>
    </style:style>
    <style:style style:name="T1" style:family="text">
      <style:text-properties fo:color="#000000" loext:opacity="100%"/>
    </style:style>
    <style:style style:name="T2" style:family="text">
      <style:text-properties fo:color="#000000" loext:opacity="100%" fo:font-weight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6.501cm" svg:x="1.5cm" svg:y="1.75cm" presentation:class="title" presentation:user-transformed="true">
          <draw:text-box>
            <text:p>UC – Statistiques en grande dimensions<text:line-break/><text:line-break/>Etude de l’influence de la capacité germinative en fonction de la température et du stade d’imbibition </text:p>
          </draw:text-box>
        </draw:frame>
        <draw:frame draw:style-name="gr1" draw:text-style-name="P2" draw:layer="layout" svg:width="8cm" svg:height="2.384cm" svg:x="1cm" svg:y="9.116cm">
          <draw:text-box>
            <text:p>AUGUSTIN Delpierot</text:p>
            <text:p>DREYFUS Hippolyte </text:p>
            <text:p>GARDETTE Auguste </text:p>
          </draw:text-box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4" draw:layer="layout" svg:width="26cm" svg:height="1.328cm" svg:x="1cm" svg:y="0.5cm" presentation:class="title">
          <draw:text-box>
            <text:p text:style-name="P4"><text:span text:style-name="T1">I. Résultats analyse descriptive classiqu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5" draw:layer="layout" svg:width="26cm" svg:height="2.601cm" svg:x="1cm" svg:y="-0.136cm" presentation:class="title" presentation:user-transformed="true">
          <draw:text-box>
            <text:p text:style-name="P5"><text:span text:style-name="T2">II. Presentation du cadre théorique pour l’analyse en grande dimension</text:span></text:p>
          </draw:text-box>
        </draw:frame>
        <draw:frame presentation:style-name="pr6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5" draw:text-style-name="P7" draw:layer="layout" svg:width="26cm" svg:height="1.328cm" svg:x="1cm" svg:y="0.5cm" presentation:class="title" presentation:user-transformed="true">
          <draw:text-box>
            <text:p text:style-name="P7"><text:span text:style-name="T1">III. Résultats analyse en grande dimension</text:span></text:p>
          </draw:text-box>
        </draw:frame>
        <draw:frame presentation:style-name="pr6" draw:layer="layout" svg:width="26cm" svg:height="10cm" svg:x="1cm" svg:y="3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4" presentation:class="page"/>
          <draw:frame presentation:style-name="pr7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bold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é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1-26T15:50:44.191831346</meta:creation-date>
    <meta:editing-duration>PT15M57S</meta:editing-duration>
    <meta:editing-cycles>3</meta:editing-cycles>
    <meta:generator>LibreOffice/7.3.7.2$Linux_X86_64 LibreOffice_project/30$Build-2</meta:generator>
    <dc:title>Blue Curve</dc:title>
    <dc:date>2023-01-26T16:07:07.608987314</dc:date>
    <meta:document-statistic meta:object-count="50"/>
  </office:meta>
</office:document-meta>
</file>